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d9cda" officeooo:paragraph-rsid="005411c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officeooo:rsid="00479bb8" officeooo:paragraph-rsid="00337bb8" style:font-size-asian="9pt" style:font-size-complex="9pt"/>
    </style:style>
    <style:style style:name="P3" style:family="paragraph" style:parent-style-name="Standard" style:master-page-name="">
      <style:paragraph-properties fo:margin-left="0.3937in" fo:margin-right="0in" fo:text-align="justify" style:justify-single-word="false" fo:text-indent="0in" style:auto-text-indent="false" style:page-number="auto"/>
      <style:text-properties style:font-name="Liberation Serif" officeooo:rsid="0028384d" officeooo:paragraph-rsid="00331955"/>
    </style:style>
    <style:style style:name="P4" style:family="paragraph" style:parent-style-name="Standard" style:master-page-name="">
      <style:paragraph-properties fo:margin-left="0.3937in" fo:margin-right="0in" fo:text-align="justify" style:justify-single-word="false" fo:text-indent="0in" style:auto-text-indent="false" style:page-number="auto"/>
      <style:text-properties style:font-name="Liberation Serif" officeooo:rsid="0028384d" officeooo:paragraph-rsid="005606d4"/>
    </style:style>
    <style:style style:name="P5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1d9cda" officeooo:paragraph-rsid="001f7914"/>
    </style:style>
    <style:style style:name="P6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1d9cda" officeooo:paragraph-rsid="005411c3"/>
    </style:style>
    <style:style style:name="P7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4736in"/>
        </style:tab-stops>
      </style:paragraph-properties>
      <style:text-properties style:font-name="Liberation Serif" officeooo:rsid="001d9cda" officeooo:paragraph-rsid="005606d4"/>
    </style:style>
    <style:style style:name="P8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1d9cda" officeooo:paragraph-rsid="005606d4"/>
    </style:style>
    <style:style style:name="P9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fo:font-size="12pt" fo:font-weight="normal" officeooo:rsid="00252c66" officeooo:paragraph-rsid="00252c6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fo:font-size="12pt" fo:font-weight="normal" officeooo:rsid="00252c66" officeooo:paragraph-rsid="002675e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28384d" officeooo:paragraph-rsid="00331955"/>
    </style:style>
    <style:style style:name="P12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2a0e02" officeooo:paragraph-rsid="00331955"/>
    </style:style>
    <style:style style:name="P13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fo:font-weight="bold" officeooo:rsid="001d9cda" officeooo:paragraph-rsid="005411c3" style:font-weight-asian="bold" style:font-weight-complex="bold"/>
    </style:style>
    <style:style style:name="P14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3382e9" officeooo:paragraph-rsid="005606d4"/>
    </style:style>
    <style:style style:name="P15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364717" officeooo:paragraph-rsid="005606d4"/>
    </style:style>
    <style:style style:name="P16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4736in"/>
        </style:tab-stops>
      </style:paragraph-properties>
      <style:text-properties style:font-name="Liberation Serif" officeooo:rsid="00408a6e" officeooo:paragraph-rsid="005606d4"/>
    </style:style>
    <style:style style:name="P17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4736in"/>
        </style:tab-stops>
      </style:paragraph-properties>
      <style:text-properties style:font-name="Liberation Serif" officeooo:rsid="004594fc" officeooo:paragraph-rsid="005606d4"/>
    </style:style>
    <style:style style:name="P18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4736in"/>
        </style:tab-stops>
      </style:paragraph-properties>
      <style:text-properties style:font-name="Liberation Serif" officeooo:rsid="0049e4f3" officeooo:paragraph-rsid="005606d4"/>
    </style:style>
    <style:style style:name="P19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4736in"/>
        </style:tab-stops>
      </style:paragraph-properties>
      <style:text-properties style:font-name="Arial" fo:font-size="9pt" officeooo:rsid="00479bb8" officeooo:paragraph-rsid="005606d4" style:font-size-asian="9pt" style:font-size-complex="9pt"/>
    </style:style>
    <style:style style:name="P20" style:family="paragraph" style:parent-style-name="Standard">
      <style:paragraph-properties fo:margin-left="0.3543in" fo:margin-right="0in" fo:text-indent="0in" style:auto-text-indent="false"/>
      <style:text-properties style:font-name="Arial" officeooo:rsid="000b96a6" officeooo:paragraph-rsid="005411c3"/>
    </style:style>
    <style:style style:name="P21" style:family="paragraph" style:parent-style-name="Standard" style:master-page-name="">
      <style:paragraph-properties fo:margin-left="0.3543in" fo:margin-right="0in" fo:text-indent="0in" style:auto-text-indent="false" style:page-number="auto"/>
      <style:text-properties style:font-name="Arial" officeooo:rsid="0021ddd4" officeooo:paragraph-rsid="005411c3"/>
    </style:style>
    <style:style style:name="P22" style:family="paragraph" style:parent-style-name="Standard">
      <style:paragraph-properties fo:margin-left="0.4335in" fo:margin-right="0in" fo:text-align="center" style:justify-single-word="false" fo:text-indent="-0.0783in" style:auto-text-indent="false"/>
      <style:text-properties style:font-name="Arial" fo:font-size="16pt" fo:font-weight="bold" officeooo:rsid="000b96a6" officeooo:paragraph-rsid="005411c3" style:font-size-asian="16pt" style:font-weight-asian="bold" style:font-size-complex="16pt" style:font-weight-complex="bold"/>
    </style:style>
    <style:style style:name="P23" style:family="paragraph" style:parent-style-name="Standard" style:master-page-name="">
      <style:paragraph-properties fo:margin-left="0.2362in" fo:margin-right="0in" fo:text-indent="0in" style:auto-text-indent="false" style:page-number="auto"/>
      <style:text-properties style:font-name="Arial" officeooo:rsid="0021ddd4" officeooo:paragraph-rsid="005411c3"/>
    </style:style>
    <style:style style:name="P24" style:family="paragraph" style:parent-style-name="Terminal" style:master-page-name="">
      <style:paragraph-properties style:page-number="auto" fo:keep-with-next="always"/>
    </style:style>
    <style:style style:name="P25" style:family="paragraph" style:parent-style-name="Terminal">
      <style:text-properties officeooo:paragraph-rsid="0056f83e"/>
    </style:style>
    <style:style style:name="P26" style:family="paragraph" style:parent-style-name="Terminal">
      <style:text-properties fo:font-weight="bold" style:font-weight-asian="bold" style:font-weight-complex="bold"/>
    </style:style>
    <style:style style:name="P27" style:family="paragraph" style:parent-style-name="Terminal">
      <style:paragraph-properties fo:keep-with-next="always"/>
    </style:style>
    <style:style style:name="P28" style:family="paragraph" style:parent-style-name="MainTittle">
      <style:text-properties style:font-name="Arial" fo:font-size="15pt" officeooo:rsid="0012e90c" officeooo:paragraph-rsid="005411c3" style:font-size-asian="15pt" style:font-size-complex="15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Liberation Serif" fo:font-size="11pt" officeooo:rsid="00252c66" officeooo:paragraph-rsid="0024611b" style:font-size-asian="11pt" style:font-size-complex="11pt"/>
    </style:style>
    <style:style style:name="P30" style:family="paragraph" style:parent-style-name="Standard" style:list-style-name="L1" style:master-page-name="">
      <style:paragraph-properties fo:text-align="justify" style:justify-single-word="false" style:page-number="auto"/>
      <style:text-properties style:font-name="Liberation Serif" fo:font-size="11pt" officeooo:rsid="00252c66" officeooo:paragraph-rsid="0024611b" style:font-size-asian="11pt" style:font-size-complex="11pt"/>
    </style:style>
    <style:style style:name="P31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name="Liberation Serif" officeooo:rsid="002a0e02" officeooo:paragraph-rsid="00331955"/>
    </style:style>
    <style:style style:name="P32" style:family="paragraph" style:parent-style-name="Standard" style:master-page-name="">
      <style:paragraph-properties fo:text-align="start" style:justify-single-word="false" style:page-number="auto"/>
      <style:text-properties fo:font-size="15pt" officeooo:rsid="001d9cda" officeooo:paragraph-rsid="0051825a" style:font-size-asian="15pt" style:font-size-complex="15pt"/>
    </style:style>
    <style:style style:name="P33" style:family="paragraph" style:parent-style-name="NumberedTitle-1.">
      <style:text-properties style:font-name="Arial" officeooo:rsid="0056f83e" officeooo:paragraph-rsid="0056f83e"/>
    </style:style>
    <style:style style:name="P34" style:family="paragraph" style:parent-style-name="NumberedTitle-1." style:list-style-name="">
      <style:text-properties officeooo:rsid="0059790c" officeooo:paragraph-rsid="0059790c"/>
    </style:style>
    <style:style style:name="P35" style:family="paragraph" style:parent-style-name="NumberedTitle-1." style:list-style-name="">
      <style:paragraph-properties fo:text-align="justify" style:justify-single-word="false">
        <style:tab-stops/>
      </style:paragraph-properties>
      <style:text-properties officeooo:rsid="0059790c" officeooo:paragraph-rsid="0059790c"/>
    </style:style>
    <style:style style:name="P36" style:family="paragraph" style:parent-style-name="NumberedTitle-1." style:list-style-name="">
      <style:paragraph-properties fo:text-align="justify" style:justify-single-word="false">
        <style:tab-stops/>
      </style:paragraph-properties>
      <style:text-properties officeooo:rsid="005f70dd" officeooo:paragraph-rsid="005f70dd"/>
    </style:style>
    <style:style style:name="P37" style:family="paragraph" style:parent-style-name="NumberedTitle-1.">
      <style:paragraph-properties fo:break-before="page"/>
      <style:text-properties officeooo:rsid="0059790c" officeooo:paragraph-rsid="0059790c"/>
    </style:style>
    <style:style style:name="P38" style:family="paragraph" style:parent-style-name="NumberedTitle-1.">
      <style:paragraph-properties fo:break-before="page"/>
      <style:text-properties officeooo:rsid="005f70dd" officeooo:paragraph-rsid="005f70dd"/>
    </style:style>
    <style:style style:name="P39" style:family="paragraph" style:parent-style-name="MainTittle">
      <style:text-properties officeooo:paragraph-rsid="005e46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2c66" style:font-style-asian="italic" style:font-style-complex="italic"/>
    </style:style>
    <style:style style:name="T3" style:family="text">
      <style:text-properties fo:font-style="italic" officeooo:rsid="0032932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e4e2" style:font-weight-asian="bold" style:font-weight-complex="bold"/>
    </style:style>
    <style:style style:name="T8" style:family="text">
      <style:text-properties fo:font-weight="bold" officeooo:rsid="002d366d" style:font-weight-asian="bold" style:font-weight-complex="bold"/>
    </style:style>
    <style:style style:name="T9" style:family="text">
      <style:text-properties fo:font-weight="bold" officeooo:rsid="002f03ce" style:font-weight-asian="bold" style:font-weight-complex="bold"/>
    </style:style>
    <style:style style:name="T10" style:family="text">
      <style:text-properties fo:font-weight="bold" officeooo:rsid="002fbf50" style:font-weight-asian="bold" style:font-weight-complex="bold"/>
    </style:style>
    <style:style style:name="T11" style:family="text">
      <style:text-properties fo:font-weight="bold" officeooo:rsid="002fedbe" style:font-weight-asian="bold" style:font-weight-complex="bold"/>
    </style:style>
    <style:style style:name="T12" style:family="text">
      <style:text-properties fo:font-weight="bold" officeooo:rsid="00319344" style:font-weight-asian="bold" style:font-weight-complex="bold"/>
    </style:style>
    <style:style style:name="T13" style:family="text">
      <style:text-properties fo:font-weight="bold" officeooo:rsid="00365b5e" style:font-weight-asian="bold" style:font-weight-complex="bold"/>
    </style:style>
    <style:style style:name="T14" style:family="text">
      <style:text-properties fo:font-weight="bold" officeooo:rsid="003cdfff" style:font-weight-asian="bold" style:font-weight-complex="bold"/>
    </style:style>
    <style:style style:name="T15" style:family="text">
      <style:text-properties fo:font-weight="bold" officeooo:rsid="003eac8b" style:font-weight-asian="bold" style:font-weight-complex="bold"/>
    </style:style>
    <style:style style:name="T16" style:family="text">
      <style:text-properties fo:font-weight="bold" officeooo:rsid="004469cc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fbf50" style:font-weight-asian="normal" style:font-weight-complex="normal"/>
    </style:style>
    <style:style style:name="T21" style:family="text">
      <style:text-properties fo:font-weight="normal" officeooo:rsid="00319344" style:font-weight-asian="normal" style:font-weight-complex="normal"/>
    </style:style>
    <style:style style:name="T22" style:family="text">
      <style:text-properties fo:font-weight="normal" officeooo:rsid="003cdfff" style:font-weight-asian="normal" style:font-weight-complex="normal"/>
    </style:style>
    <style:style style:name="T23" style:family="text">
      <style:text-properties officeooo:rsid="0021d3ce"/>
    </style:style>
    <style:style style:name="T24" style:family="text">
      <style:text-properties officeooo:rsid="00252c66"/>
    </style:style>
    <style:style style:name="T25" style:family="text">
      <style:text-properties fo:font-style="normal" officeooo:rsid="00252c66" style:font-style-asian="normal" style:font-style-complex="normal"/>
    </style:style>
    <style:style style:name="T26" style:family="text">
      <style:text-properties fo:font-style="normal" officeooo:rsid="002675eb" style:font-style-asian="normal" style:font-style-complex="normal"/>
    </style:style>
    <style:style style:name="T27" style:family="text">
      <style:text-properties fo:font-style="normal" fo:font-weight="bold" officeooo:rsid="00252c66" style:font-style-asian="normal" style:font-weight-asian="bold" style:font-style-complex="normal" style:font-weight-complex="bold"/>
    </style:style>
    <style:style style:name="T28" style:family="text">
      <style:text-properties officeooo:rsid="0028384d"/>
    </style:style>
    <style:style style:name="T29" style:family="text">
      <style:text-properties fo:color="#008000"/>
    </style:style>
    <style:style style:name="T30" style:family="text">
      <style:text-properties fo:color="#008000" officeooo:rsid="002be4e2"/>
    </style:style>
    <style:style style:name="T31" style:family="text">
      <style:text-properties fo:color="#008000" officeooo:rsid="002d366d"/>
    </style:style>
    <style:style style:name="T32" style:family="text">
      <style:text-properties fo:color="#008000" officeooo:rsid="002fbf50"/>
    </style:style>
    <style:style style:name="T33" style:family="text">
      <style:text-properties fo:color="#008000" fo:font-weight="bold" style:font-weight-asian="bold" style:font-weight-complex="bold"/>
    </style:style>
    <style:style style:name="T34" style:family="text">
      <style:text-properties fo:color="#008000" fo:font-weight="bold" officeooo:rsid="00408a6e" style:font-weight-asian="bold" style:font-weight-complex="bold"/>
    </style:style>
    <style:style style:name="T35" style:family="text">
      <style:text-properties fo:color="#008000" fo:font-weight="normal" style:font-weight-asian="normal" style:font-weight-complex="normal"/>
    </style:style>
    <style:style style:name="T36" style:family="text">
      <style:text-properties officeooo:rsid="002be4e2"/>
    </style:style>
    <style:style style:name="T37" style:family="text">
      <style:text-properties officeooo:rsid="002d366d"/>
    </style:style>
    <style:style style:name="T38" style:family="text">
      <style:text-properties officeooo:rsid="002fbf50"/>
    </style:style>
    <style:style style:name="T39" style:family="text">
      <style:text-properties officeooo:rsid="002fedbe"/>
    </style:style>
    <style:style style:name="T40" style:family="text">
      <style:text-properties officeooo:rsid="00319344"/>
    </style:style>
    <style:style style:name="T41" style:family="text">
      <style:text-properties officeooo:rsid="00364717"/>
    </style:style>
    <style:style style:name="T42" style:family="text">
      <style:text-properties officeooo:rsid="00365b5e"/>
    </style:style>
    <style:style style:name="T43" style:family="text">
      <style:text-properties officeooo:rsid="003814d6"/>
    </style:style>
    <style:style style:name="T44" style:family="text">
      <style:text-properties officeooo:rsid="003b5f9e"/>
    </style:style>
    <style:style style:name="T45" style:family="text">
      <style:text-properties officeooo:rsid="003e4b9d"/>
    </style:style>
    <style:style style:name="T46" style:family="text">
      <style:text-properties officeooo:rsid="003eac8b"/>
    </style:style>
    <style:style style:name="T47" style:family="text">
      <style:text-properties officeooo:rsid="00408a6e"/>
    </style:style>
    <style:style style:name="T48" style:family="text">
      <style:text-properties officeooo:rsid="004406f8"/>
    </style:style>
    <style:style style:name="T49" style:family="text">
      <style:text-properties officeooo:rsid="004469cc"/>
    </style:style>
    <style:style style:name="T50" style:family="text">
      <style:text-properties officeooo:rsid="00479bb8"/>
    </style:style>
    <style:style style:name="T51" style:family="text">
      <style:text-properties officeooo:rsid="0049e4f3"/>
    </style:style>
    <style:style style:name="T52" style:family="text">
      <style:text-properties officeooo:rsid="004a13e3"/>
    </style:style>
    <style:style style:name="T53" style:family="text">
      <style:text-properties officeooo:rsid="002a0e02"/>
    </style:style>
    <style:style style:name="T54" style:family="text">
      <style:text-properties officeooo:rsid="0021a3d5"/>
    </style:style>
    <style:style style:name="T55" style:family="text">
      <style:text-properties officeooo:rsid="00228300"/>
    </style:style>
    <style:style style:name="T56" style:family="text">
      <style:text-properties style:font-name="Liberation Serif" officeooo:rsid="0034873c"/>
    </style:style>
    <style:style style:name="T57" style:family="text">
      <style:text-properties style:font-name="Liberation Serif" officeooo:rsid="00364717"/>
    </style:style>
    <style:style style:name="T58" style:family="text">
      <style:text-properties officeooo:rsid="0059790c"/>
    </style:style>
    <style:style style:name="T59" style:family="text">
      <style:text-properties officeooo:rsid="005e46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9"><text:span text:style-name="T59">PostgreSQL</text:span></text:p>
      <text:list xml:id="list2166567259701629829" text:style-name="MyNumbering">
        <text:list-item>
          <text:p text:style-name="NumberedTitle-1.">User defined functions</text:p>
          <text:list>
            <text:list-item>
              <text:h text:style-name="NumberedTitle-1.1_2c_" text:outline-level="2">Introduction</text:h>
            </text:list-item>
          </text:list>
        </text:list-item>
      </text:list>
      <text:list xml:id="list2787457969444751638" text:style-name="L1">
        <text:list-item>
          <text:p text:style-name="P30">Specify the name of the function followed by the CREATE FUNCTION clause</text:p>
        </text:list-item>
        <text:list-item>
          <text:p text:style-name="P29">Put a comma-separated list of parameters inside the parentheses followed the function name</text:p>
        </text:list-item>
        <text:list-item>
          <text:p text:style-name="P29">Specify the return type of the function after the RETURNS keyword</text:p>
        </text:list-item>
        <text:list-item>
          <text:p text:style-name="P29">Place the code inside the BEGIN and END block. The function always ends with a semicolon (;) followed by the END keyword</text:p>
        </text:list-item>
        <text:list-item>
          <text:p text:style-name="P29">Indicate the procedural language of the function e.g. plpgsql in case of PL/pgSQL is used.</text:p>
        </text:list-item>
      </text:list>
      <text:list xml:id="list195336999691793" text:continue-list="list2166567259701629829" text:style-name="MyNumbering">
        <text:list-item>
          <text:list>
            <text:list-item>
              <text:h text:style-name="NumberedTitle-1.1_2c_" text:outline-level="2">Example</text:h>
            </text:list-item>
          </text:list>
        </text:list-item>
      </text:list>
      <text:p text:style-name="Normal_20_bekezdes">We create a function which will increment the input value</text:p>
      <text:p text:style-name="Normal_20_bekezdes"/>
      <text:p text:style-name="Terminal-Title">Create the tables:</text:p>
      <text:p text:style-name="Terminal"><text:span text:style-name="T6">CREATE OR REPLACE FUNCTION</text:span> <text:span text:style-name="T2">inc( val integer )</text:span><text:span text:style-name="T25"> </text:span></text:p>
      <text:p text:style-name="Terminal"><text:span text:style-name="T25"><text:s text:c="2"/></text:span><text:span text:style-name="T27">RETURNS</text:span><text:span text:style-name="T25"> in</text:span><text:span text:style-name="T26">t</text:span><text:span text:style-name="T25">eger </text:span><text:span text:style-name="T27">AS</text:span></text:p>
      <text:p text:style-name="Terminal">$BODY$</text:p>
      <text:p text:style-name="Terminal"><text:s text:c="2"/><text:span text:style-name="T24">BEGIN</text:span></text:p>
      <text:p text:style-name="Terminal"><text:s text:c="4"/><text:span text:style-name="T24">RETURN val + 1;</text:span></text:p>
      <text:p text:style-name="Terminal"><text:s text:c="2"/><text:span text:style-name="T24">END;</text:span></text:p>
      <text:p text:style-name="Terminal">$BODY$ LANGUAGE plgsql;</text:p>
      <text:p text:style-name="P9"/>
      <text:p text:style-name="Normal_20_bekezdes">You can check its functionality running it </text:p>
      <text:p text:style-name="Normal_20_bekezdes"/>
      <text:p text:style-name="Terminal">select inc(5);</text:p>
      <text:p text:style-name="Terminal"/>
      <text:p text:style-name="Terminal">inc</text:p>
      <text:p text:style-name="Terminal">6</text:p>
      <text:p text:style-name="Terminal">1 row(s)</text:p>
      <text:p text:style-name="P10"/>
      <text:list xml:id="list195337503344292" text:continue-numbering="true" text:style-name="MyNumbering">
        <text:list-item>
          <text:p text:style-name="NumberedTitle-1.">Triggers</text:p>
          <text:list>
            <text:list-item>
              <text:h text:style-name="NumberedTitle-1.1_2c_" text:outline-level="2">Introduction</text:h>
            </text:list-item>
          </text:list>
        </text:list-item>
      </text:list>
      <text:p text:style-name="Normal_20_bekezdes">Trigger function is a similar to an ordinary function, except that it does not take arguments and has return value type <text:span text:style-name="T4">trigger</text:span>.</text:p>
      <text:p text:style-name="Normal_20_bekezdes">The trigger function receives data about their calling environment through a special structure called <text:span text:style-name="T1">TriggerData</text:span>, which contains a set of local variables. For example, <text:span text:style-name="T4">OLD</text:span> and <text:span text:style-name="T4">NEW</text:span> represent the states of row in the table before or after the triggering event.</text:p>
      <text:p text:style-name="Normal_20_bekezdes">PostgreSQL provides other local variables starting with TG_ as prefix such as TG_WHEN, TG_TABLE_NAME, TG_OP …</text:p>
      <text:p text:style-name="Normal_20_bekezdes">TG_OP = ('UPDATE', 'INSERT', 'DELETE')</text:p>
      <text:p text:style-name="Normal_20_bekezdes">Once the trigger function is defined, you can bind it to specific actions on a table.</text:p>
      <text:p text:style-name="P5"/>
      <text:p text:style-name="Terminal-Title">Syntax:</text:p>
      <text:p text:style-name="Terminal"><text:span text:style-name="T18">CREATE TRIGGER</text:span><text:span text:style-name="T17"> trigger_name {BEFORE | AFTER | INSTEAD OF} {event [OR ...]}</text:span></text:p>
      <text:p text:style-name="Terminal"><text:span text:style-name="T17"><text:s text:c="3"/></text:span><text:span text:style-name="T18">ON</text:span><text:span text:style-name="T17"> table_name</text:span></text:p>
      <text:p text:style-name="Terminal"><text:s text:c="3"/>[FOR [EACH] {ROW | STATEMENT}]</text:p>
      <text:p text:style-name="Terminal"><text:span text:style-name="T17"><text:s text:c="3"/></text:span><text:span text:style-name="T18">EXECUTE PROCEDURE</text:span><text:span text:style-name="T17"> trigger_function</text:span></text:p>
      <text:p text:style-name="P5"/>
      <text:p text:style-name="Normal_20_bekezdes">PostgreSQL provides two kinds of triggers: row level trigger and statement level trigger, which can be specified by <text:span text:style-name="T6">FOR EACH ROW</text:span> or F<text:span text:style-name="T6">OR EACH STATEMENT</text:span>.</text:p>
      <text:p text:style-name="P5"/>
      <text:list xml:id="list195336331480303" text:continue-numbering="true" text:style-name="MyNumbering">
        <text:list-item>
          <text:list>
            <text:list-item>
              <text:h text:style-name="NumberedTitle-1.1_2c_" text:outline-level="2"><text:soft-page-break/>Example</text:h>
            </text:list-item>
          </text:list>
        </text:list-item>
      </text:list>
      <text:p text:style-name="Normal_20_bekezdes">We create two tables: employees and <text:span text:style-name="T1">employee_audits</text:span>. Whenever employee's last name changes, we will log it into the <text:span text:style-name="T5">employee_audits</text:span> table.</text:p>
      <text:p text:style-name="Normal_20_bekezdes"/>
      <text:p text:style-name="Terminal-Title">Create the tables:</text:p>
      <text:p text:style-name="Terminal"><text:span text:style-name="T6">CREATE SEQUENCE</text:span> employees_id_seq</text:p>
      <text:p text:style-name="Terminal"><text:s text:c="4"/>START WITH 1</text:p>
      <text:p text:style-name="Terminal"><text:s text:c="4"/>INCREMENT BY 1</text:p>
      <text:p text:style-name="Terminal"><text:s text:c="4"/>NO MINVALUE</text:p>
      <text:p text:style-name="Terminal"><text:s text:c="4"/>NO MAXVALUE</text:p>
      <text:p text:style-name="Terminal"><text:s text:c="4"/>CACHE 1;</text:p>
      <text:p text:style-name="Terminal"/>
      <text:p text:style-name="Terminal"><text:span text:style-name="T18">CREATE TABLE</text:span><text:span text:style-name="T17"> employees(</text:span></text:p>
      <text:p text:style-name="Terminal"><text:span text:style-name="T17"><text:s text:c="3"/>id int4 </text:span><text:span text:style-name="T18">DEFAULT </text:span><text:span text:style-name="T17">nextval('employees_id_seq'::regclass) NOT NULL,</text:span></text:p>
      <text:p text:style-name="Terminal"><text:span text:style-name="T17"><text:s text:c="3"/>first_name varchar(40) </text:span><text:span text:style-name="T18">NOT NULL</text:span><text:span text:style-name="T17">,</text:span></text:p>
      <text:p text:style-name="Terminal"><text:span text:style-name="T17"><text:s text:c="3"/>last_name varchar(40) </text:span><text:span text:style-name="T18">NOT NULL</text:span></text:p>
      <text:p text:style-name="Terminal">);</text:p>
      <text:p text:style-name="Terminal"/>
      <text:p text:style-name="Terminal"/>
      <text:p text:style-name="Terminal"><text:span text:style-name="T18">CREATE SEQUENCE </text:span><text:span text:style-name="T17">employee_audits_id_seq</text:span></text:p>
      <text:p text:style-name="Terminal"><text:s text:c="4"/>START WITH 1</text:p>
      <text:p text:style-name="Terminal"><text:s text:c="4"/>INCREMENT BY 1</text:p>
      <text:p text:style-name="Terminal"><text:s text:c="4"/>NO MINVALUE</text:p>
      <text:p text:style-name="Terminal"><text:s text:c="4"/>NO MAXVALUE</text:p>
      <text:p text:style-name="Terminal"><text:s text:c="4"/>CACHE 1;</text:p>
      <text:p text:style-name="Terminal"/>
      <text:p text:style-name="Terminal"><text:span text:style-name="T18">CREATE TABLE </text:span><text:span text:style-name="T17">employee_audits (</text:span></text:p>
      <text:p text:style-name="Terminal"><text:span text:style-name="T17"><text:s text:c="3"/>id int4 </text:span><text:span text:style-name="T18">DEFAULT</text:span><text:span text:style-name="T17"> nextval('employee_audits_id_seq'::regclass) NOT NULL,</text:span></text:p>
      <text:p text:style-name="Terminal"><text:span text:style-name="T17"><text:s text:c="3"/>employee_id int4 </text:span><text:span text:style-name="T18">NOT NULL</text:span><text:span text:style-name="T17">,</text:span></text:p>
      <text:p text:style-name="Terminal"><text:span text:style-name="T17"><text:s text:c="3"/>last_name varchar(40) </text:span><text:span text:style-name="T18">NOT NULL</text:span><text:span text:style-name="T17">,</text:span></text:p>
      <text:p text:style-name="Terminal"><text:span text:style-name="T17"><text:s text:c="3"/>changed_on timestamp(6) </text:span><text:span text:style-name="T18">NOT NULL</text:span></text:p>
      <text:p text:style-name="Terminal">)</text:p>
      <text:p text:style-name="P5"/>
      <text:p text:style-name="Terminal-Title">Create the function:</text:p>
      <text:p text:style-name="Terminal"><text:span text:style-name="T6">CREATE OR REPLACE FUNCTION</text:span> <text:span text:style-name="T1">log_last_name_changes()</text:span></text:p>
      <text:p text:style-name="Terminal"><text:s text:c="2"/><text:span text:style-name="T6">RETURNS</text:span> trigger <text:span text:style-name="T6">AS</text:span></text:p>
      <text:p text:style-name="Terminal">$BODY$</text:p>
      <text:p text:style-name="Terminal">BEGIN</text:p>
      <text:p text:style-name="Terminal"><text:s text:c="2"/><text:span text:style-name="T6">IF</text:span> NEW.last_name &lt;&gt; OLD.last_name <text:span text:style-name="T6">THEN</text:span></text:p>
      <text:p text:style-name="Terminal"><text:s text:c="4"/>INSERT </text:p>
      <text:p text:style-name="Terminal"><text:s text:c="6"/>INTO employee_audits(employee_id, last_name, changed_on)</text:p>
      <text:p text:style-name="Terminal"><text:s text:c="6"/>VALUES(OLD.id, OLD.last_name,now());</text:p>
      <text:p text:style-name="Terminal"><text:s text:c="2"/><text:span text:style-name="T6">END IF</text:span>;</text:p>
      <text:p text:style-name="Terminal"/>
      <text:p text:style-name="Terminal"><text:s text:c="2"/>RETURN NEW;</text:p>
      <text:p text:style-name="Terminal"><text:span text:style-name="T6">END</text:span>;</text:p>
      <text:p text:style-name="Terminal">$BODY$ <text:span text:style-name="T6">LANGUAGE</text:span> plpgsql STRICT IMMUTABLE;</text:p>
      <text:p text:style-name="P5"/>
      <text:p text:style-name="Normal_20_bekezdes">The function checks if the last name of employee changes, it will insert the old last name into the <text:span text:style-name="T1">employee_audits</text:span> table including employee id, last name, and the time of change. Before the value of the last_name column is updated, the trigger function is automatically invoked into log the change.</text:p>
      <text:p text:style-name="P5"/>
      <text:p text:style-name="Terminal-Title"><text:span text:style-name="T23">Create</text:span> the trigger for the table</text:p>
      <text:p text:style-name="Terminal"><text:span text:style-name="T6">CREATE TRIGGER</text:span> last_name_changes</text:p>
      <text:p text:style-name="Terminal"><text:s text:c="2"/><text:span text:style-name="T6">BEFORE UPDATE</text:span></text:p>
      <text:p text:style-name="Terminal"><text:s text:c="2"/><text:span text:style-name="T6">ON</text:span> employees</text:p>
      <text:p text:style-name="Terminal"><text:s text:c="2"/><text:span text:style-name="T6">FOR EACH ROW</text:span></text:p>
      <text:p text:style-name="Terminal"><text:s text:c="2"/><text:span text:style-name="T6">EXECUTE PROCEDURE</text:span> log_last_name_changes();</text:p>
      <text:p text:style-name="P5"/>
      <text:p text:style-name="P32"/>
      <text:p text:style-name="P36"/>
      <text:list xml:id="list195337344487494" text:continue-numbering="true" text:style-name="MyNumbering">
        <text:list-item>
          <text:p text:style-name="P38">Command usages</text:p>
        </text:list-item>
      </text:list>
      <text:p text:style-name="P3"/>
      <text:p text:style-name="Terminal-Title">you have to declare variables you use in the function</text:p>
      <text:p text:style-name="Terminal">DECLARE</text:p>
      <text:p text:style-name="Terminal"><text:s text:c="2"/>result boolean <text:span text:style-name="T28">= false</text:span>;</text:p>
      <text:p text:style-name="Terminal"><text:s text:c="2"/>pointlisttext text = '';</text:p>
      <text:p text:style-name="Terminal"><text:s text:c="2"/>ndlist bigint[];</text:p>
      <text:p text:style-name="Terminal"><text:s text:c="2"/>actualnode bigint;</text:p>
      <text:p text:style-name="Terminal">BEGIN ...</text:p>
      <text:p text:style-name="P11"/>
      <text:p text:style-name="Terminal-Title">SELET – <text:span text:style-name="T3">results into an array</text:span></text:p>
      <text:p text:style-name="Terminal"><text:span text:style-name="T6">SELECT </text:span>f.nodelist <text:span text:style-name="T6">INTO</text:span> <text:span text:style-name="T29">ndlist</text:span> <text:span text:style-name="T6">FROM</text:span> tp_face as f <text:span text:style-name="T6">WHERE</text:span> f.gid=actualface;</text:p>
      <text:p text:style-name="Terminal"><text:span text:style-name="T6">FOREACH</text:span> actualnode <text:span text:style-name="T6">IN ARRAY </text:span><text:span text:style-name="T29">ndlist</text:span> <text:span text:style-name="T6">LOOP</text:span></text:p>
      <text:p text:style-name="Terminal"><text:s text:c="3"/>…</text:p>
      <text:p text:style-name="Terminal"><text:s text:c="2"/><text:span text:style-name="T39">[EXIT]</text:span></text:p>
      <text:p text:style-name="Terminal"><text:span text:style-name="T6">END LOOP</text:span>;</text:p>
      <text:p text:style-name="P12"/>
      <text:p text:style-name="Terminal-Title">LOOP</text:p>
      <text:p text:style-name="Terminal"><text:span text:style-name="T11">LOOP</text:span> </text:p>
      <text:p text:style-name="Terminal"><text:s text:c="2"/><text:span text:style-name="T39">statement;</text:span></text:p>
      <text:p text:style-name="Terminal"><text:span text:style-name="T6">END LOOP</text:span>;</text:p>
      <text:p text:style-name="P12"/>
      <text:p text:style-name="Terminal-Title">LOOP-<text:span text:style-name="T37">FOR</text:span></text:p>
      <text:p text:style-name="Terminal"><text:span text:style-name="T6">FOR</text:span> identifier </text:p>
      <text:p text:style-name="Terminal"><text:s text:c="2"/><text:span text:style-name="T6">IN </text:span>expression <text:span text:style-name="T37">(can be a query as well) </text:span><text:span text:style-name="T6">LOOP</text:span></text:p>
      <text:p text:style-name="Terminal"><text:s text:c="4"/><text:span text:style-name="T36">statmet;</text:span></text:p>
      <text:p text:style-name="Terminal"><text:span text:style-name="T6">END LOOP</text:span>;</text:p>
      <text:p text:style-name="P12"/>
      <text:p text:style-name="Terminal"><text:span text:style-name="T6">FOR</text:span> <text:span text:style-name="T29">i </text:span><text:span text:style-name="T6">IN </text:span><text:span text:style-name="T37">0..15 </text:span><text:span text:style-name="T6">LOOP</text:span><text:span text:style-name="T53"> <text:s text:c="3"/></text:span></text:p>
      <text:p text:style-name="Terminal"><text:span text:style-name="T36"><text:s text:c="2"/></text:span><text:span text:style-name="T7">FOR</text:span><text:span text:style-name="T36"> </text:span><text:span text:style-name="T30">row_data</text:span><text:span text:style-name="T36"> </text:span><text:span text:style-name="T7">IN</text:span><text:span text:style-name="T36"> SELECT * FROM books WHERE subject_id=</text:span><text:span text:style-name="T30">i </text:span><text:span text:style-name="T8">LO</text:span><text:span text:style-name="T6">OP</text:span></text:p>
      <text:p text:style-name="Terminal"><text:s text:c="4"/><text:span text:style-name="T37">text_output := text_output || </text:span><text:span text:style-name="T31">row_data.title</text:span><text:span text:style-name="T37"> || ''\'';</text:span></text:p>
      <text:p text:style-name="Terminal"><text:s text:c="2"/><text:span text:style-name="T8">END LOOP</text:span><text:span text:style-name="T37">;</text:span></text:p>
      <text:p text:style-name="Terminal"><text:span text:style-name="T6">END LOOP</text:span>;</text:p>
      <text:p text:style-name="P12"/>
      <text:p text:style-name="Terminal-Title">LOOP-<text:span text:style-name="T38">WHILE</text:span></text:p>
      <text:p text:style-name="Terminal"><text:span text:style-name="T10">WHILE</text:span> <text:span text:style-name="T38">condition <text:s/></text:span><text:span text:style-name="T6">LOOP</text:span></text:p>
      <text:p text:style-name="Terminal"><text:s text:c="2"/><text:span text:style-name="T36">statmet;</text:span></text:p>
      <text:p text:style-name="Terminal"><text:span text:style-name="T6">END LOOP</text:span>;</text:p>
      <text:p text:style-name="P12"/>
      <text:p text:style-name="Terminal"><text:span text:style-name="T10">WHILE</text:span> <text:span text:style-name="T32">result</text:span> <text:span text:style-name="T19">!</text:span><text:span text:style-name="T20">= high_number</text:span><text:span text:style-name="T37"> </text:span><text:span text:style-name="T6">LOOP</text:span></text:p>
      <text:p text:style-name="Terminal"><text:s text:c="4"/><text:span text:style-name="T38">result := result + 1;</text:span></text:p>
      <text:p text:style-name="Terminal"><text:span text:style-name="T10">END L</text:span><text:span text:style-name="T8">O</text:span><text:span text:style-name="T6">OP;</text:span> </text:p>
      <text:p text:style-name="P12"/>
      <text:p text:style-name="Terminal-Title">LOOP-<text:span text:style-name="T40">FOREACH Through Arrays</text:span></text:p>
      <text:p text:style-name="Terminal"><text:span text:style-name="T12">FOREACH </text:span><text:span text:style-name="T21">target </text:span><text:span text:style-name="T12">IN ARRAY </text:span><text:span text:style-name="T21">expression </text:span><text:span text:style-name="T12">L</text:span><text:span text:style-name="T6">OOP</text:span></text:p>
      <text:p text:style-name="Terminal"><text:s text:c="2"/><text:span text:style-name="T36">statmet;</text:span></text:p>
      <text:p text:style-name="Terminal"><text:span text:style-name="T6">END LOOP</text:span>;</text:p>
      <text:p text:style-name="P12"/>
      <text:p text:style-name="Terminal"><text:span text:style-name="T10">F</text:span><text:span text:style-name="T6">OREACH </text:span><text:span text:style-name="T35">x </text:span><text:span text:style-name="T6">IN ARRAY</text:span><text:span text:style-name="T19"> $1 </text:span><text:span text:style-name="T6">LOOP</text:span></text:p>
      <text:p text:style-name="Terminal"><text:span text:style-name="T19"><text:s text:c="2"/>s := s + </text:span><text:span text:style-name="T35">x</text:span><text:span text:style-name="T19">;</text:span></text:p>
      <text:p text:style-name="Terminal"><text:span text:style-name="T6">END LOOP</text:span><text:span text:style-name="T19">;</text:span></text:p>
      <text:p text:style-name="P12"/>
      <text:p text:style-name="Terminal-Title">RETURN-More than 1 row</text:p>
      <text:p text:style-name="Terminal"><text:span text:style-name="T9">CREATE </text:span><text:span text:style-name="T6">TYPE</text:span> <text:span text:style-name="T29">alkalmazottak_type</text:span> <text:span text:style-name="T6">AS</text:span>(</text:p>
      <text:p text:style-name="Terminal"><text:s text:c="2"/>name character varying,</text:p>
      <text:p text:style-name="Terminal"><text:s text:c="2"/>id int,</text:p>
      <text:p text:style-name="Terminal"><text:s text:c="2"/>job character varying</text:p>
      <text:p text:style-name="Terminal">);</text:p>
      <text:p text:style-name="Terminal"/>
      <text:p text:style-name="Terminal"><text:span text:style-name="T6">CREATE OR REPLACE FUNCTION</text:span> <text:span text:style-name="T1">get_alkalmazottak()</text:span> </text:p>
      <text:p text:style-name="Terminal"><text:s text:c="2"/>RETURNS setof <text:span text:style-name="T29">alkalmazottak_type</text:span> AS</text:p>
      <text:p text:style-name="Terminal">$BODY$</text:p>
      <text:p text:style-name="Terminal"/>
      <text:p text:style-name="Terminal"><text:s text:c="2"/>DECLARE</text:p>
      <text:p text:style-name="Terminal"><text:s text:c="4"/>output <text:span text:style-name="T29">public.alkalmazottak_type</text:span>%rowtype;</text:p>
      <text:p text:style-name="Terminal"><text:s text:c="2"/>BEGIN</text:p>
      <text:p text:style-name="Terminal"><text:s text:c="4"/></text:p>
      <text:p text:style-name="Terminal"><text:s text:c="4"/><text:span text:style-name="T6">FOR</text:span> output <text:span text:style-name="T6">IN</text:span></text:p>
      <text:p text:style-name="Terminal"><text:soft-page-break/><text:s text:c="6"/>SELECT</text:p>
      <text:p text:style-name="Terminal"><text:s text:c="8"/>nev,</text:p>
      <text:p text:style-name="Terminal"><text:s text:c="8"/>alk_azon as azonosito, <text:s text:c="7"/></text:p>
      <text:p text:style-name="Terminal"><text:s text:c="8"/>beosztas</text:p>
      <text:p text:style-name="Terminal"><text:s text:c="6"/>FROM</text:p>
      <text:p text:style-name="Terminal"><text:s text:c="8"/>alkalmazott</text:p>
      <text:p text:style-name="Terminal"><text:s text:c="6"/><text:span text:style-name="T6">LOOP</text:span></text:p>
      <text:p text:style-name="Terminal"><text:s text:c="8"/><text:span text:style-name="T6">RETURN NEXT</text:span> output;</text:p>
      <text:p text:style-name="Terminal"><text:s text:c="4"/><text:span text:style-name="T6">END LOOP</text:span>;</text:p>
      <text:p text:style-name="Terminal"/>
      <text:p text:style-name="Terminal"><text:s text:c="4"/>RETURN;</text:p>
      <text:p text:style-name="Terminal"><text:s text:c="2"/>END;</text:p>
      <text:p text:style-name="Terminal">$BODY$ LANGUAGE plpgsql;</text:p>
      <text:p text:style-name="Terminal"/>
      <text:p text:style-name="Terminal"><text:span text:style-name="T6">SELECT</text:span> <text:span text:style-name="T1">get_alkalmazottak()</text:span>;</text:p>
      <text:p text:style-name="P12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ITDocStyle" style:family="paragraph"/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1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 style:master-page-name="">
      <style:paragraph-properties fo:margin-top="0.0783in" fo:margin-bottom="0in" loext:contextual-spacing="false" fo:text-align="justify" style:justify-single-word="false" style:page-number="auto" fo:keep-with-next="always">
        <style:tab-stops/>
      </style:paragraph-properties>
      <style:text-properties style:font-name="Arial1" fo:font-family="Arial" style:font-style-name="Bold" style:font-family-generic="swiss" style:font-pitch="variable" fo:font-weight="bold" fo:background-color="transparent" style:font-size-asian="10.5pt"/>
    </style:style>
    <style:style style:name="Normal_20_bekezdes" style:display-name="Normal bekezdes" style:family="paragraph" style:parent-style-name="MyITDocStyle">
      <loext:graphic-properties draw:fill="none" draw:fill-color="#99ccff"/>
      <style:paragraph-properties fo:margin-left="0.25in" fo:margin-right="0in" fo:margin-top="0.0783in" fo:margin-bottom="0in" loext:contextual-spacing="false" fo:text-align="justify" style:justify-single-word="false" fo:text-indent="0.1252in" style:auto-text-indent="false" fo:background-color="transparent">
        <style:tab-stops/>
      </style:paragraph-properties>
      <style:text-properties style:font-name="Arial2" fo:font-family="Arial" style:font-style-name="Regular" style:font-family-generic="swiss" style:font-pitch="variable" fo:font-size="11pt" style:text-underline-style="none" fo:font-weight="normal" officeooo:rsid="00391074" style:font-size-asian="11pt" style:font-weight-asian="normal" style:font-size-complex="11pt" style:font-weight-complex="normal"/>
    </style:style>
    <style:style style:name="Reszletezes-NormalBekezdes" style:family="paragraph" style:parent-style-name="MyITDocStyle">
      <loext:graphic-properties draw:fill="none" draw:fill-color="#99ccff"/>
      <style:paragraph-properties fo:margin-left="1.4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2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Reszletezes-NormalBekezdes-Folytatas" style:family="paragraph" style:parent-style-name="MyITDocStyle">
      <loext:graphic-properties draw:fill="none" draw:fill-color="#729fcf"/>
      <style:paragraph-properties fo:margin-left="1.4598in" fo:margin-right="0in" fo:text-align="justify" style:justify-single-word="false" fo:text-indent="0in" style:auto-text-indent="false" fo:background-color="transparent"/>
      <style:text-properties style:font-name="Arial" fo:font-family="Arial" style:font-family-generic="swiss" style:font-pitch="variable" fo:font-size="11pt" style:font-size-asian="11pt" style:font-size-complex="11pt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 fo:keep-with-next="always"/>
      <style:text-properties style:font-name="Arial2" fo:font-family="Arial" style:font-style-name="Regular" style:font-family-generic="swiss" style:font-pitch="variable" fo:font-weight="normal" style:font-size-asian="10.5pt"/>
    </style:style>
    <style:style style:name="Terminal" style:family="paragraph" style:parent-style-name="MyITDocStyle">
      <loext:graphic-properties draw:fill="solid" draw:fill-color="#e6e6e6" draw:opacity="100%"/>
      <style:paragraph-properties fo:margin-left="0.6866in" fo:margin-right="0in" fo:margin-top="0in" fo:margin-bottom="0in" loext:contextual-spacing="false" fo:text-indent="0in" style:auto-text-indent="false" fo:background-color="#e6e6e6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Arial" fo:font-family="Arial" style:font-family-generic="swiss" style:font-pitch="variable" fo:font-size="9pt" officeooo:rsid="0020c8ed" style:font-size-asian="9pt" style:font-size-complex="9pt"/>
    </style:style>
    <style:style style:name="Terminal-Title" style:family="paragraph" style:parent-style-name="MyITDocStyle">
      <loext:graphic-properties draw:fill="none" draw:fill-color="#729fcf"/>
      <style:paragraph-properties fo:margin-left="0.6866in" fo:margin-right="0in" fo:text-indent="0in" style:auto-text-indent="false" fo:background-color="transparent"/>
      <style:text-properties style:font-name="Arial" fo:font-family="Arial" style:font-family-generic="swiss" style:font-pitch="variable" fo:font-size="11pt" officeooo:rsid="0021ddd4" style:font-size-asian="11pt" style:font-size-complex="11pt"/>
    </style:style>
    <style:style style:name="Numbering_20_Symbols" style:display-name="Numbering Symbols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319in" fo:text-indent="-0.2319in" fo:margin-left="0.2319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1in" fo:margin-bottom="0.6516in" fo:margin-left="0.5965in" fo:margin-right="0.42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00:38.259441092</meta:creation-date>
    <dc:date>2017-08-08T19:53:28.629504799</dc:date>
    <meta:editing-duration>PT11H41M57S</meta:editing-duration>
    <meta:editing-cycles>89</meta:editing-cycles>
    <meta:generator>LibreOffice/5.1.6.2$Linux_x86 LibreOffice_project/10m0$Build-2</meta:generator>
    <meta:print-date>2015-04-12T21:38:23.002219474</meta:print-date>
    <meta:document-statistic meta:table-count="0" meta:image-count="0" meta:object-count="0" meta:page-count="4" meta:paragraph-count="151" meta:word-count="684" meta:character-count="4635" meta:non-whitespace-character-count="3849"/>
  </office:meta>
</office:document-meta>
</file>